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56.27mm"/>
    </style:style>
    <style:style style:name="co6" style:family="table-column">
      <style:table-column-properties fo:break-before="auto" style:column-width="11.98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104.02mm"/>
    </style:style>
    <style:style style:name="co9" style:family="table-column">
      <style:table-column-properties fo:break-before="auto" style:column-width="43.11mm"/>
    </style:style>
    <style:style style:name="co10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21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8"/>
        <table:table-column table:style-name="co1" table:default-cell-style-name="ce42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  <table:table-cell/>
          <table:table-cell table:style-name="ce1" office:value-type="float" office:value="2020" calcext:value-type="float" table:number-columns-spanned="3" table:number-rows-spanned="1">
            <text:p>2020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15" calcext:value-type="date">
            <text:p>15.01.20</text:p>
          </table:table-cell>
          <table:table-cell table:style-name="ce8" office:value-type="string" calcext:value-type="string">
            <text:p>Английский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1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18" calcext:value-type="date">
            <text:p>18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19" calcext:value-type="date">
            <text:p>19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20" calcext:value-type="date">
            <text:p>20.01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1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1-21" calcext:value-type="date">
            <text:p>21.01.20</text:p>
          </table:table-cell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1-21" calcext:value-type="date">
            <text:p>21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1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22" calcext:value-type="date">
            <text:p>22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26" calcext:value-type="date">
            <text:p>26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27" calcext:value-type="date">
            <text:p>27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 office:value-type="date" office:date-value="2020-01-29" calcext:value-type="date">
            <text:p>29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1-30" calcext:value-type="date">
            <text:p>30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2-01" calcext:value-type="date">
            <text:p>01.02.20</text:p>
          </table:table-cell>
          <table:table-cell table:style-name="ce43" office:value-type="string" calcext:value-type="string">
            <text:p>jpoint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1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2-01" calcext:value-type="date">
            <text:p>01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13" calcext:value-type="float">
            <text:p>13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2-02" calcext:value-type="date">
            <text:p>02.02.20</text:p>
          </table:table-cell>
          <table:table-cell table:style-name="ce43" office:value-type="string" calcext:value-type="string">
            <text:p>tests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2-02" calcext:value-type="date">
            <text:p>02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1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 office:value-type="date" office:date-value="2020-02-09" calcext:value-type="date">
            <text:p>09.02.20</text:p>
          </table:table-cell>
          <table:table-cell table:style-name="ce43" office:value-type="string" calcext:value-type="string">
            <text:p>подкаст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 office:value-type="date" office:date-value="2020-02-11" calcext:value-type="date">
            <text:p>11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2-12" calcext:value-type="date">
            <text:p>12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2-13" calcext:value-type="date">
            <text:p>13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2-14" calcext:value-type="date">
            <text:p>14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21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2-14" calcext:value-type="date">
            <text:p>14.02.20</text:p>
          </table:table-cell>
          <table:table-cell table:style-name="ce8" office:value-type="string" calcext:value-type="string">
            <text:p>English</text:p>
          </table:table-cell>
          <table:table-cell table:style-name="ce41" office:value-type="float" office:value="7" calcext:value-type="float">
            <text:p>7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  <table:table-cell/>
          <table:table-cell table:style-name="ce34" office:value-type="date" office:date-value="2020-02-15" calcext:value-type="date">
            <text:p>15.02.20</text:p>
          </table:table-cell>
          <table:table-cell table:style-name="ce8" office:value-type="string" calcext:value-type="string">
            <text:p>English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1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/>
          <table:table-cell table:style-name="ce34" office:value-type="date" office:date-value="2020-02-15" calcext:value-type="date">
            <text:p>15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7" calcext:value-type="float">
            <text:p>7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2-16" calcext:value-type="date">
            <text:p>16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19" calcext:value-type="float">
            <text:p>19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2-17" calcext:value-type="date">
            <text:p>17.02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1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2-17" calcext:value-type="date">
            <text:p>17.02.20</text:p>
          </table:table-cell>
          <table:table-cell table:style-name="ce37" office:value-type="string" calcext:value-type="string">
            <text:p>Разработка ПО</text:p>
          </table:table-cell>
          <table:table-cell table:style-name="ce41" office:value-type="float" office:value="15" calcext:value-type="float">
            <text:p>15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4" office:value-type="date" office:date-value="2020-02-18" calcext:value-type="date">
            <text:p>18.02.20</text:p>
          </table:table-cell>
          <table:table-cell table:style-name="ce37" office:value-type="string" calcext:value-type="string">
            <text:p>Разработка ПО</text:p>
          </table:table-cell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2-18" calcext:value-type="date">
            <text:p>18.02.20</text:p>
          </table:table-cell>
          <table:table-cell table:style-name="ce37" office:value-type="string" calcext:value-type="string">
            <text:p>мат логика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1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 office:value-type="date" office:date-value="2020-02-18" calcext:value-type="date">
            <text:p>18.02.20</text:p>
          </table:table-cell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2-19" calcext:value-type="date">
            <text:p>19.02.20</text:p>
          </table:table-cell>
          <table:table-cell table:style-name="ce43" office:value-type="string" calcext:value-type="string">
            <text:p>spring boot</text:p>
          </table:table-cell>
          <table:table-cell table:style-name="ce41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21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2-19" calcext:value-type="date">
            <text:p>19.02.20</text:p>
          </table:table-cell>
          <table:table-cell table:style-name="ce43" office:value-type="string" calcext:value-type="string">
            <text:p>статья</text:p>
          </table:table-cell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2-20" calcext:value-type="date">
            <text:p>20.02.20</text:p>
          </table:table-cell>
          <table:table-cell table:style-name="ce43" office:value-type="string" calcext:value-type="string">
            <text:p>статья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1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3-04" calcext:value-type="date">
            <text:p>04.03.20</text:p>
          </table:table-cell>
          <table:table-cell table:style-name="ce43" office:value-type="string" calcext:value-type="string">
            <text:p>статья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1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3-09" calcext:value-type="date">
            <text:p>09.03.20</text:p>
          </table:table-cell>
          <table:table-cell table:style-name="ce43" office:value-type="string" calcext:value-type="string">
            <text:p>статья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1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3-09" calcext:value-type="date">
            <text:p>09.03.20</text:p>
          </table:table-cell>
          <table:table-cell table:style-name="ce8" office:value-type="string" calcext:value-type="string">
            <text:p>English</text:p>
          </table:table-cell>
          <table:table-cell table:style-name="ce41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21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 office:value-type="date" office:date-value="2020-03-11" calcext:value-type="date">
            <text:p>11.03.20</text:p>
          </table:table-cell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1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21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21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21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21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21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21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21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21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21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21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9" calcext:value-type="date">
            <text:p>0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1" calcext:value-type="date">
            <text:p>11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6" calcext:value-type="date">
            <text:p>16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7" calcext:value-type="date">
            <text:p>1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8" calcext:value-type="date">
            <text:p>18.12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9" calcext:value-type="date">
            <text:p>1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6" office:value-type="string" calcext:value-type="string">
            <text:p>testin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1" calcext:value-type="date">
            <text:p>21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3" calcext:value-type="date">
            <text:p>23.12.19</text:p>
          </table:table-cell>
          <table:table-cell table:style-name="ce9" office:value-type="string" calcext:value-type="string">
            <text:p>TD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4" calcext:value-type="date">
            <text:p>24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5" calcext:value-type="date">
            <text:p>25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6" calcext:value-type="date">
            <text:p>26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7" calcext:value-type="date">
            <text:p>2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8" calcext:value-type="date">
            <text:p>28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number-rows-repeated="20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</table:table>
      <table:table table:name="readMe" table:style-name="ta1">
        <table:table-column table:style-name="co1" table:default-cell-style-name="Default"/>
        <table:table-column table:style-name="co6" table:default-cell-style-name="ce41"/>
        <table:table-column table:style-name="co7" table:default-cell-style-name="ce54"/>
        <table:table-column table:style-name="co8" table:default-cell-style-name="ce54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table:number-columns-repeated="3"/>
          <table:table-cell table:style-name="ce41" office:value-type="float" office:value="4" calcext:value-type="float" table:number-columns-spanned="1" table:number-rows-spanned="2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4" calcext:value-type="float">
            <text:p>4</text:p>
          </table:table-cell>
          <table:table-cell table:style-name="ce47"/>
          <table:table-cell table:style-name="ce41"/>
          <table:covered-table-cell table:style-name="ce4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16" calcext:value-type="float">
            <text:p>16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1" table:number-columns-repeated="3"/>
          <table:table-cell table:style-name="ce41" office:value-type="float" office:value="4" calcext:value-type="float">
            <text:p>4</text:p>
          </table:table-cell>
        </table:table-row>
        <table:table-row table:style-name="ro5">
          <table:table-cell table:number-columns-repeated="5"/>
          <table:table-cell table:style-name="ce37" office:value-type="string" calcext:value-type="string">
            <text:p>Учеба</text:p>
          </table:table-cell>
          <table:table-cell table:style-name="ce41" office:value-type="float" office:value="127" calcext:value-type="float">
            <text:p>127</text:p>
          </table:table-cell>
          <table:table-cell/>
          <table:table-cell table:style-name="ce42"/>
          <table:table-cell table:style-name="ce4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41" table:number-columns-repeated="2"/>
          <table:table-cell office:value-type="string" calcext:value-type="string">
            <text:p><text:s/></text:p>
          </table:table-cell>
          <table:table-cell/>
          <table:table-cell table:style-name="ce4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9" office:value-type="string" calcext:value-type="string">
            <text:p>Список дел</text:p>
          </table:table-cell>
          <table:table-cell table:number-columns-repeated="2"/>
          <table:table-cell table:style-name="ce60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.00.0000</text:date>, <text:time style:data-style-name="N2" text:time-value="00:11:01.72570821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20-03-12T00:11:12.106208937</dc:date>
    <meta:editing-duration>P159DT45M41S</meta:editing-duration>
    <meta:editing-cycles>981</meta:editing-cycles>
    <meta:document-statistic meta:table-count="5" meta:cell-count="833" meta:object-count="0"/>
  </office:meta>
</office:document-meta>
</file>